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a31c" officeooo:paragraph-rsid="0007a3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mailto:9708571463@ro" text:style-name="Internet_20_link" text:visited-style-name="Visited_20_Internet_20_Link">9708571463@ro</text:a></text:p>
      <text:p text:style-name="P1"><text:a xlink:type="simple" xlink:href="mailto:Rohini@13201" text:style-name="Internet_20_link" text:visited-style-name="Visited_20_Internet_20_Link">Rohini@13201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13:48:06.238222627</meta:creation-date>
    <dc:date>2019-07-01T18:13:24.827232671</dc:date>
    <meta:editing-duration>P3DT4H15M8S</meta:editing-duration>
    <meta:editing-cycles>1</meta:editing-cycles>
    <meta:document-statistic meta:table-count="0" meta:image-count="0" meta:object-count="0" meta:page-count="1" meta:paragraph-count="2" meta:word-count="2" meta:character-count="25" meta:non-whitespace-character-count="25"/>
    <meta:generator>LibreOffice/6.0.7.3$Linux_X86_64 LibreOffice_project/00m0$Build-3</meta:generator>
  </office:meta>
</office:document-meta>
</file>